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a1467e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udcmp_alf_to_C_identified_fu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4" table:number-columns-repeated="6" table:default-cell-style-name="Default"/>
        <table:table-row table:style-name="ro1">
          <table:table-cell table:style-name="Default" office:value-type="string" calcext:value-type="string">
            <text:p>Basic Block fabs bb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1" calcext:value-type="float">
            <text:p>11</text:p>
          </table:table-cell>
          <table:table-cell office:value-type="string" office:string-value="if (n &gt;= 0){&#10;" calcext:value-type="string">
            <text:p>if (n &gt;= 0){</text:p>
            <text:p/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BB_TimeMeasure_2.txt o arquivo foi obtido com a entrada padrão, apenas alterando o tamanho dos arrays e matriz de 50 para 10.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fabs bb1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13" calcext:value-type="float">
            <text:p>13</text:p>
          </table:table-cell>
          <table:table-cell office:value-type="string" office:string-value="}&#10;" calcext:value-type="string">
            <text:p>}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B_TimeMeasure_3.txt o arquivo foi obtido com a entrada padrão, apenas alterando o tamanho dos arrays e matriz de 50 para 10. E com a entrada a[0][0] para 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1::1:::1</text:p>
          </table:table-cell>
          <table:table-cell office:value-type="string" calcext:value-type="string">
            <text:p>Line</text:p>
          </table:table-cell>
          <table:table-cell office:value-type="float" office:value="13" calcext:value-type="float">
            <text:p>13</text:p>
          </table:table-cell>
          <table:table-cell office:value-type="string" office:string-value="}&#10;" calcext:value-type="string">
            <text:p>}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fabs bb2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BB_TimeMeasure.txt o arquivo foi obtido com a entrada padrão, apenas alterando o tamanho dos arrays e matriz de 50 para 10. E com a entrada a[0][0] para 0.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office:string-value="f = -n;&#10;" calcext:value-type="string">
            <text:p>f = -n;</text:p>
            <text:p/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fabs bb4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4</text:p>
          </table:table-cell>
          <table:table-cell office:value-type="string" calcext:value-type="string">
            <text:p>Line</text:p>
          </table:table-cell>
          <table:table-cell office:value-type="float" office:value="17" calcext:value-type="float">
            <text:p>17</text:p>
          </table:table-cell>
          <table:table-cell office:value-type="string" office:string-value="return f;&#10;" calcext:value-type="string">
            <text:p>return f;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0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55" calcext:value-type="float">
            <text:p>55</text:p>
          </table:table-cell>
          <table:table-cell office:value-type="string" office:string-value="if (n &gt; 99 || eps &lt;= 0.0){&#10;" calcext:value-type="string">
            <text:p>if (n &gt; 99 || eps &lt;= 0.0){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1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55" calcext:value-type="float">
            <text:p>55</text:p>
          </table:table-cell>
          <table:table-cell office:value-type="string" office:string-value="if (n &gt; 99 || eps &lt;= 0.0){&#10;" calcext:value-type="string">
            <text:p>if (n &gt; 99 || eps &lt;= 0.0){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3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56" calcext:value-type="float">
            <text:p>56</text:p>
          </table:table-cell>
          <table:table-cell office:value-type="string" office:string-value="return (999);&#10;" calcext:value-type="string">
            <text:p>return (999);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b3::0:::1</text:p>
          </table:table-cell>
          <table:table-cell office:value-type="string" calcext:value-type="string">
            <text:p>Line</text:p>
          </table:table-cell>
          <table:table-cell office:value-type="float" office:value="56" calcext:value-type="float">
            <text:p>56</text:p>
          </table:table-cell>
          <table:table-cell office:value-type="string" office:string-value="return (999);&#10;" calcext:value-type="string">
            <text:p>return (999);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4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4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office:string-value="for (i = 0; i &lt; n; i++) {&#10;" calcext:value-type="string">
            <text:p>for (i = 0; i &lt; n; i++) {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5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5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office:string-value="for (i = 0; i &lt; n; i++) {&#10;" calcext:value-type="string">
            <text:p>for (i = 0; i &lt; n; i++) {</text:p>
            <text:p/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7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7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office:string-value="if (fabs(a[i][i]) &lt;= eps){&#10;" calcext:value-type="string">
            <text:p>if (fabs(a[i][i]) &lt;= eps){</text:p>
            <text:p/>
          </table:table-cell>
          <table:table-cell/>
          <table:table-cell table:style-name="ce1"/>
          <table:table-cell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b7::4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office:string-value="if (fabs(a[i][i]) &lt;= eps){&#10;" calcext:value-type="string">
            <text:p>if (fabs(a[i][i]) &lt;= eps){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bb7::6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office:string-value="if (fabs(a[i][i]) &lt;= eps){&#10;" calcext:value-type="string">
            <text:p>if (fabs(a[i][i]) &lt;= eps){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14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4</text:p>
          </table:table-cell>
          <table:table-cell office:value-type="string" calcext:value-type="string">
            <text:p>Line</text:p>
          </table:table-cell>
          <table:table-cell office:value-type="float" office:value="61" calcext:value-type="float">
            <text:p>61</text:p>
          </table:table-cell>
          <table:table-cell office:value-type="string" office:string-value="return (1);&#10;" calcext:value-type="string">
            <text:p>return (1);</text:p>
            <text:p/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b14::0:::1</text:p>
          </table:table-cell>
          <table:table-cell office:value-type="string" calcext:value-type="string">
            <text:p>Line</text:p>
          </table:table-cell>
          <table:table-cell office:value-type="float" office:value="61" calcext:value-type="float">
            <text:p>61</text:p>
          </table:table-cell>
          <table:table-cell office:value-type="string" office:string-value="return (1);&#10;" calcext:value-type="string">
            <text:p>return (1);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15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5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office:string-value="for (j = i + 1; j &lt;= n; j++) {&#10;" calcext:value-type="string">
            <text:p>for (j = i + 1; j &lt;= n; j++) {</text:p>
            <text:p/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16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6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office:string-value="for (j = i + 1; j &lt;= n; j++) {&#10;" calcext:value-type="string">
            <text:p>for (j = i + 1; j &lt;= n; j++) {</text:p>
            <text:p/>
          </table:table-cell>
          <table:table-cell/>
          <table:table-cell table:style-name="ce1"/>
          <table:table-cell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b16::3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office:string-value="for (j = i + 1; j &lt;= n; j++) {&#10;" calcext:value-type="string">
            <text:p>for (j = i + 1; j &lt;= n; j++) {</text:p>
            <text:p/>
          </table:table-cell>
          <table:table-cell/>
          <table:table-cell table:style-name="ce1"/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18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8</text:p>
          </table:table-cell>
          <table:table-cell office:value-type="string" calcext:value-type="string">
            <text:p>Line</text:p>
          </table:table-cell>
          <table:table-cell office:value-type="float" office:value="64" calcext:value-type="float">
            <text:p>64</text:p>
          </table:table-cell>
          <table:table-cell office:value-type="string" office:string-value="w = a[j][i];&#10;" calcext:value-type="string">
            <text:p>w = a[j][i];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18::6</text:p>
          </table:table-cell>
          <table:table-cell office:value-type="string" calcext:value-type="string">
            <text:p>Line</text:p>
          </table:table-cell>
          <table:table-cell office:value-type="float" office:value="65" calcext:value-type="float">
            <text:p>65</text:p>
          </table:table-cell>
          <table:table-cell office:value-type="string" office:string-value="if (i != 0){&#10;" calcext:value-type="string">
            <text:p>if (i != 0){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18::6::ludcmp::bb41</text:p>
          </table:table-cell>
          <table:table-cell office:value-type="string" calcext:value-type="string">
            <text:p>Line</text:p>
          </table:table-cell>
          <table:table-cell office:value-type="float" office:value="65" calcext:value-type="float">
            <text:p>65</text:p>
          </table:table-cell>
          <table:table-cell office:value-type="string" office:string-value="if (i != 0){&#10;" calcext:value-type="string">
            <text:p>if (i != 0){</text:p>
            <text:p/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b18::6::ludcmp::bb41:::1</text:p>
          </table:table-cell>
          <table:table-cell office:value-type="string" calcext:value-type="string">
            <text:p>Line</text:p>
          </table:table-cell>
          <table:table-cell office:value-type="float" office:value="65" calcext:value-type="float">
            <text:p>65</text:p>
          </table:table-cell>
          <table:table-cell office:value-type="string" office:string-value="if (i != 0){&#10;" calcext:value-type="string">
            <text:p>if (i != 0){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24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24</text:p>
          </table:table-cell>
          <table:table-cell office:value-type="string" calcext:value-type="string">
            <text:p>Line</text:p>
          </table:table-cell>
          <table:table-cell office:value-type="float" office:value="66" calcext:value-type="float">
            <text:p>66</text:p>
          </table:table-cell>
          <table:table-cell office:value-type="string" office:string-value="for (k = 0; k &lt; i; k++){&#10;" calcext:value-type="string">
            <text:p>for (k = 0; k &lt; i; k++){</text:p>
            <text:p/>
          </table:table-cell>
          <table:table-cell/>
          <table:table-cell table:style-name="ce1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b24::1:::1</text:p>
          </table:table-cell>
          <table:table-cell office:value-type="string" calcext:value-type="string">
            <text:p>Line</text:p>
          </table:table-cell>
          <table:table-cell office:value-type="float" office:value="66" calcext:value-type="float">
            <text:p>66</text:p>
          </table:table-cell>
          <table:table-cell office:value-type="string" office:string-value="for (k = 0; k &lt; i; k++){&#10;" calcext:value-type="string">
            <text:p>for (k = 0; k &lt; i; k++){</text:p>
            <text:p/>
          </table:table-cell>
          <table:table-cell/>
          <table:table-cell table:style-name="ce1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25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25</text:p>
          </table:table-cell>
          <table:table-cell office:value-type="string" calcext:value-type="string">
            <text:p>Line</text:p>
          </table:table-cell>
          <table:table-cell office:value-type="float" office:value="66" calcext:value-type="float">
            <text:p>66</text:p>
          </table:table-cell>
          <table:table-cell office:value-type="string" office:string-value="for (k = 0; k &lt; i; k++){&#10;" calcext:value-type="string">
            <text:p>for (k = 0; k &lt; i; k++){</text:p>
            <text:p/>
          </table:table-cell>
          <table:table-cell/>
          <table:table-cell table:style-name="ce1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27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27</text:p>
          </table:table-cell>
          <table:table-cell office:value-type="string" calcext:value-type="string">
            <text:p>Line</text:p>
          </table:table-cell>
          <table:table-cell office:value-type="float" office:value="68" calcext:value-type="float">
            <text:p>68</text:p>
          </table:table-cell>
          <table:table-cell office:value-type="string" office:string-value="}&#10;" calcext:value-type="string">
            <text:p>}</text:p>
            <text:p/>
          </table:table-cell>
          <table:table-cell/>
          <table:table-cell table:style-name="ce1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28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ce2" office:value-type="string" calcext:value-type="string">
            <text:p>bb28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office:string-value="w -= a[j][k] * a[k][i];&#10;" calcext:value-type="string">
            <text:p>w -= a[j][k] * a[k][i];</text:p>
            <text:p/>
          </table:table-cell>
          <table:table-cell table:style-name="ce2" table:number-columns-repeated="2"/>
          <table:table-cell/>
          <table:table-cell office:value-type="string" calcext:value-type="string">
            <text:p>2 iteração do BB 25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bb28::10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office:string-value="for (k = 0; k &lt; i; k++){&#10;" calcext:value-type="string">
            <text:p>for (k = 0; k &lt; i; k++){</text:p>
            <text:p/>
          </table:table-cell>
          <table:table-cell table:style-name="ce2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bb28::1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office:string-value="for (k = 0; k &lt; i; k++){&#10;" calcext:value-type="string">
            <text:p>for (k = 0; k &lt; i; k++){</text:p>
            <text:p/>
          </table:table-cell>
          <table:table-cell table:style-name="ce2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bb28::12: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office:string-value="for (k = 0; k &lt; i; k++){&#10;" calcext:value-type="string">
            <text:p>for (k = 0; k &lt; i; k++){</text:p>
            <text:p/>
          </table:table-cell>
          <table:table-cell table:style-name="ce2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bb28::12:::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office:string-value="for (k = 0; k &lt; i; k++){&#10;" calcext:value-type="string">
            <text:p>for (k = 0; k &lt; i; k++){</text:p>
            <text:p/>
          </table:table-cell>
          <table:table-cell table:style-name="ce2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bb28::7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office:string-value="w -= a[j][k] * a[k][i];&#10;" calcext:value-type="string">
            <text:p>w -= a[j][k] * a[k][i];</text:p>
            <text:p/>
          </table:table-cell>
          <table:table-cell table:style-name="ce2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bb28::9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office:string-value="w -= a[j][k] * a[k][i];&#10;" calcext:value-type="string">
            <text:p>w -= a[j][k] * a[k][i];</text:p>
            <text:p/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40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40</text:p>
          </table:table-cell>
          <table:table-cell office:value-type="string" calcext:value-type="string">
            <text:p>Line</text:p>
          </table:table-cell>
          <table:table-cell office:value-type="float" office:value="69" calcext:value-type="float">
            <text:p>69</text:p>
          </table:table-cell>
          <table:table-cell office:value-type="string" office:string-value="}&#10;" calcext:value-type="string">
            <text:p>}</text:p>
            <text:p/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41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41</text:p>
          </table:table-cell>
          <table:table-cell office:value-type="string" calcext:value-type="string">
            <text:p>Line</text:p>
          </table:table-cell>
          <table:table-cell office:value-type="float" office:value="72" calcext:value-type="float">
            <text:p>72</text:p>
          </table:table-cell>
          <table:table-cell office:value-type="string" office:string-value="a[j][i] = w / a[i][i];&#10;" calcext:value-type="string">
            <text:p>a[j][i] = w / a[i][i];</text:p>
            <text:p/>
          </table:table-cell>
          <table:table-cell/>
          <table:table-cell table:style-name="ce1"/>
          <table:table-cell/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b41::9</text:p>
          </table:table-cell>
          <table:table-cell office:value-type="string" calcext:value-type="string">
            <text:p>Line</text:p>
          </table:table-cell>
          <table:table-cell office:value-type="float" office:value="72" calcext:value-type="float">
            <text:p>72</text:p>
          </table:table-cell>
          <table:table-cell office:value-type="string" office:string-value="a[j][i] = w / a[i][i];&#10;" calcext:value-type="string">
            <text:p>a[j][i] = w / a[i][i];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50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50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office:string-value="for (j = i + 1; j &lt;= n; j++) {&#10;" calcext:value-type="string">
            <text:p>for (j = i + 1; j &lt;= n; j++) {</text:p>
            <text:p/>
          </table:table-cell>
          <table:table-cell/>
          <table:table-cell table:style-name="ce1"/>
          <table:table-cell/>
          <table:table-cell office:value-type="string" calcext:value-type="string">
            <text:p>2 iteração do BB 16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bb50::0:::1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office:string-value="for (j = i + 1; j &lt;= n; j++) {&#10;" calcext:value-type="string">
            <text:p>for (j = i + 1; j &lt;= n; j++) {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 table:style-name="ce3" table:number-columns-repeated="6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51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51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office:string-value="for (j = i + 1; j &lt;= n; j++) {&#10;" calcext:value-type="string">
            <text:p>for (j = i + 1; j &lt;= n; j++) {</text:p>
            <text:p/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52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52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office:string-value="for (j = i + 1; j &lt;= n; j++) {&#10;" calcext:value-type="string">
            <text:p>for (j = i + 1; j &lt;= n; j++) {</text:p>
            <text:p/>
          </table:table-cell>
          <table:table-cell/>
          <table:table-cell table:style-name="ce1"/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52::3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office:string-value="for (j = i + 1; j &lt;= n; j++) {&#10;" calcext:value-type="string">
            <text:p>for (j = i + 1; j &lt;= n; j++) {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54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54</text:p>
          </table:table-cell>
          <table:table-cell office:value-type="string" calcext:value-type="string">
            <text:p>Line</text:p>
          </table:table-cell>
          <table:table-cell office:value-type="float" office:value="75" calcext:value-type="float">
            <text:p>75</text:p>
          </table:table-cell>
          <table:table-cell office:value-type="string" office:string-value="w = a[i + 1][j];&#10;" calcext:value-type="string">
            <text:p>w = a[i + 1][j];</text:p>
            <text:p/>
          </table:table-cell>
          <table:table-cell/>
          <table:table-cell table:style-name="ce1"/>
          <table:table-cell/>
          <table:table-cell office:value-type="string" calcext:value-type="string">
            <text:p>BB54 só o tempo da conta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bb54::7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office:string-value="for (k = 0; k &lt;= i; k++){&#10;" calcext:value-type="string">
            <text:p>for (k = 0; k &lt;= i; k++){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bb54::7:::1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office:string-value="for (k = 0; k &lt;= i; k++){&#10;" calcext:value-type="string">
            <text:p>for (k = 0; k &lt;= i; k++){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60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60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office:string-value="for (k = 0; k &lt;= i; k++){&#10;" calcext:value-type="string">
            <text:p>for (k = 0; k &lt;= i; k++){</text:p>
            <text:p/>
          </table:table-cell>
          <table:table-cell/>
          <table:table-cell table:style-name="ce1"/>
          <table:table-cell/>
          <table:table-cell office:value-type="string" calcext:value-type="string">
            <text:p>BB6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Basic Block ludcmp bb62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62</text:p>
          </table:table-cell>
          <table:table-cell office:value-type="string" calcext:value-type="string">
            <text:p>Line</text:p>
          </table:table-cell>
          <table:table-cell office:value-type="float" office:value="78" calcext:value-type="float">
            <text:p>78</text:p>
          </table:table-cell>
          <table:table-cell office:value-type="string" office:string-value="}&#10;" calcext:value-type="string">
            <text:p>}</text:p>
            <text:p/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63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63</text:p>
          </table:table-cell>
          <table:table-cell office:value-type="string" calcext:value-type="string">
            <text:p>Line</text:p>
          </table:table-cell>
          <table:table-cell office:value-type="float" office:value="77" calcext:value-type="float">
            <text:p>77</text:p>
          </table:table-cell>
          <table:table-cell office:value-type="string" office:string-value="w -= a[i + 1][k] * a[k][j];&#10;" calcext:value-type="string">
            <text:p>w -= a[i + 1][k] * a[k][j];</text:p>
            <text:p/>
          </table:table-cell>
          <table:table-cell/>
          <table:table-cell table:style-name="ce1"/>
          <table:table-cell/>
          <table:table-cell office:value-type="string" calcext:value-type="string">
            <text:p>2 iteração do BB60</text:p>
          </table:table-cell>
          <table:table-cell table:number-columns-repeated="2"/>
          <table:table-cell office:value-type="float" office:value="391" calcext:value-type="float">
            <text:p>391</text:p>
          </table:table-cell>
        </table:table-row>
        <table:table-row table:style-name="ro3">
          <table:table-cell office:value-type="string" calcext:value-type="string">
            <text:p>bb63::10</text:p>
          </table:table-cell>
          <table:table-cell office:value-type="string" calcext:value-type="string">
            <text:p>Line</text:p>
          </table:table-cell>
          <table:table-cell office:value-type="float" office:value="77" calcext:value-type="float">
            <text:p>77</text:p>
          </table:table-cell>
          <table:table-cell office:value-type="string" office:string-value="w -= a[i + 1][k] * a[k][j];&#10;" calcext:value-type="string">
            <text:p>w -= a[i + 1][k] * a[k][j];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bb63::11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office:string-value="for (k = 0; k &lt;= i; k++){&#10;" calcext:value-type="string">
            <text:p>for (k = 0; k &lt;= i; k++){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bb63::13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office:string-value="for (k = 0; k &lt;= i; k++){&#10;" calcext:value-type="string">
            <text:p>for (k = 0; k &lt;= i; k++){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bb63::13:::1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office:string-value="for (k = 0; k &lt;= i; k++){&#10;" calcext:value-type="string">
            <text:p>for (k = 0; k &lt;= i; k++){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bb63::13:::2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office:string-value="for (k = 0; k &lt;= i; k++){&#10;" calcext:value-type="string">
            <text:p>for (k = 0; k &lt;= i; k++){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bb63::8</text:p>
          </table:table-cell>
          <table:table-cell office:value-type="string" calcext:value-type="string">
            <text:p>Line</text:p>
          </table:table-cell>
          <table:table-cell office:value-type="float" office:value="77" calcext:value-type="float">
            <text:p>77</text:p>
          </table:table-cell>
          <table:table-cell office:value-type="string" office:string-value="w -= a[i + 1][k] * a[k][j];&#10;" calcext:value-type="string">
            <text:p>w -= a[i + 1][k] * a[k][j];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76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76</text:p>
          </table:table-cell>
          <table:table-cell office:value-type="string" calcext:value-type="string">
            <text:p>Line</text:p>
          </table:table-cell>
          <table:table-cell office:value-type="float" office:value="79" calcext:value-type="float">
            <text:p>79</text:p>
          </table:table-cell>
          <table:table-cell office:value-type="string" office:string-value="a[i + 1][j] = w;&#10;" calcext:value-type="string">
            <text:p>a[i + 1][j] = w;</text:p>
            <text:p/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ludcmp bb81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81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office:string-value="for (j = i + 1; j &lt;= n; j++) {&#10;" calcext:value-type="string">
            <text:p>for (j = i + 1; j &lt;= n; j++) {</text:p>
            <text:p/>
          </table:table-cell>
          <table:table-cell/>
          <table:table-cell table:style-name="ce1"/>
          <table:table-cell/>
          <table:table-cell office:value-type="string" calcext:value-type="string">
            <text:p>2 iteração do BB52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bb81::0:::1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office:string-value="for (j = i + 1; j &lt;= n; j++) {&#10;" calcext:value-type="string">
            <text:p>for (j = i + 1; j &lt;= n; j++) {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82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82</text:p>
          </table:table-cell>
          <table:table-cell office:value-type="string" calcext:value-type="string">
            <text:p>Line</text:p>
          </table:table-cell>
          <table:table-cell office:value-type="float" office:value="81" calcext:value-type="float">
            <text:p>81</text:p>
          </table:table-cell>
          <table:table-cell office:value-type="string" office:string-value="}&#10;" calcext:value-type="string">
            <text:p>}</text:p>
            <text:p/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83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83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office:string-value="for (i = 0; i &lt; n; i++) {&#10;" calcext:value-type="string">
            <text:p>for (i = 0; i &lt; n; i++) {</text:p>
            <text:p/>
          </table:table-cell>
          <table:table-cell table:number-columns-repeated="2"/>
          <table:table-cell office:value-type="string" calcext:value-type="string">
            <text:p>2 iteração do BB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83::2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office:string-value="for (i = 0; i &lt; n; i++) {&#10;" calcext:value-type="string">
            <text:p>for (i = 0; i &lt; n; i++) {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83::2:::1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office:string-value="for (i = 0; i &lt; n; i++) {&#10;" calcext:value-type="string">
            <text:p>for (i = 0; i &lt; n; i++) {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85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85</text:p>
          </table:table-cell>
          <table:table-cell office:value-type="string" calcext:value-type="string">
            <text:p>Line</text:p>
          </table:table-cell>
          <table:table-cell office:value-type="float" office:value="82" calcext:value-type="float">
            <text:p>82</text:p>
          </table:table-cell>
          <table:table-cell office:value-type="string" office:string-value="y[0] = b[0];&#10;" calcext:value-type="string">
            <text:p>y[0] = b[0];</text:p>
            <text:p/>
          </table:table-cell>
          <table:table-cell table:number-columns-repeated="2"/>
          <table:table-cell office:value-type="string" calcext:value-type="string">
            <text:p>bb85 só a cont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85::2</text:p>
          </table:table-cell>
          <table:table-cell office:value-type="string" calcext:value-type="string">
            <text:p>Line</text:p>
          </table:table-cell>
          <table:table-cell office:value-type="float" office:value="82" calcext:value-type="float">
            <text:p>82</text:p>
          </table:table-cell>
          <table:table-cell office:value-type="string" office:string-value="y[0] = b[0];&#10;" calcext:value-type="string">
            <text:p>y[0] = b[0];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85::4</text:p>
          </table:table-cell>
          <table:table-cell office:value-type="string" calcext:value-type="string">
            <text:p>Line</text:p>
          </table:table-cell>
          <table:table-cell office:value-type="float" office:value="83" calcext:value-type="float">
            <text:p>83</text:p>
          </table:table-cell>
          <table:table-cell office:value-type="string" office:string-value="for (i = 1; i &lt;= n; i++) {&#10;" calcext:value-type="string">
            <text:p>for (i = 1; i &lt;= n; i++) {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88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88</text:p>
          </table:table-cell>
          <table:table-cell office:value-type="string" calcext:value-type="string">
            <text:p>Line</text:p>
          </table:table-cell>
          <table:table-cell office:value-type="float" office:value="83" calcext:value-type="float">
            <text:p>83</text:p>
          </table:table-cell>
          <table:table-cell office:value-type="string" office:string-value="for (i = 1; i &lt;= n; i++) {&#10;" calcext:value-type="string">
            <text:p>for (i = 1; i &lt;= n; i++) {</text:p>
            <text:p/>
          </table:table-cell>
          <table:table-cell table:number-columns-repeated="2"/>
          <table:table-cell office:value-type="string" calcext:value-type="string">
            <text:p>BB88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90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90</text:p>
          </table:table-cell>
          <table:table-cell office:value-type="string" calcext:value-type="string">
            <text:p>Line</text:p>
          </table:table-cell>
          <table:table-cell office:value-type="float" office:value="84" calcext:value-type="float">
            <text:p>84</text:p>
          </table:table-cell>
          <table:table-cell office:value-type="string" office:string-value="w = b[i];&#10;" calcext:value-type="string">
            <text:p>w = b[i];</text:p>
            <text:p/>
          </table:table-cell>
          <table:table-cell table:number-columns-repeated="2"/>
          <table:table-cell office:value-type="string" calcext:value-type="string">
            <text:p>bb90 só a conta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90::5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office:string-value="for (j = 0; j &lt; i; j++){&#10;" calcext:value-type="string">
            <text:p>for (j = 0; j &lt; i; j++){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90::5:::1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office:string-value="for (j = 0; j &lt; i; j++){&#10;" calcext:value-type="string">
            <text:p>for (j = 0; j &lt; i; j++){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94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94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office:string-value="for (j = 0; j &lt; i; j++){&#10;" calcext:value-type="string">
            <text:p>for (j = 0; j &lt; i; j++){</text:p>
            <text:p/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96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96</text:p>
          </table:table-cell>
          <table:table-cell office:value-type="string" calcext:value-type="string">
            <text:p>Line</text:p>
          </table:table-cell>
          <table:table-cell office:value-type="float" office:value="87" calcext:value-type="float">
            <text:p>87</text:p>
          </table:table-cell>
          <table:table-cell office:value-type="string" office:string-value="}&#10;" calcext:value-type="string">
            <text:p>}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97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97</text:p>
          </table:table-cell>
          <table:table-cell office:value-type="string" calcext:value-type="string">
            <text:p>Line</text:p>
          </table:table-cell>
          <table:table-cell office:value-type="float" office:value="86" calcext:value-type="float">
            <text:p>86</text:p>
          </table:table-cell>
          <table:table-cell office:value-type="string" office:string-value="w -= a[i][j] * y[j];&#10;" calcext:value-type="string">
            <text:p>w -= a[i][j] * y[j];</text:p>
            <text:p/>
          </table:table-cell>
          <table:table-cell table:number-columns-repeated="2"/>
          <table:table-cell office:value-type="string" calcext:value-type="string">
            <text:p>2 iteração do BB94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97::11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office:string-value="for (j = 0; j &lt; i; j++){&#10;" calcext:value-type="string">
            <text:p>for (j = 0; j &lt; i; j++){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97::11:::1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office:string-value="for (j = 0; j &lt; i; j++){&#10;" calcext:value-type="string">
            <text:p>for (j = 0; j &lt; i; j++){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97::11:::2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office:string-value="for (j = 0; j &lt; i; j++){&#10;" calcext:value-type="string">
            <text:p>for (j = 0; j &lt; i; j++){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97::6</text:p>
          </table:table-cell>
          <table:table-cell office:value-type="string" calcext:value-type="string">
            <text:p>Line</text:p>
          </table:table-cell>
          <table:table-cell office:value-type="float" office:value="86" calcext:value-type="float">
            <text:p>86</text:p>
          </table:table-cell>
          <table:table-cell office:value-type="string" office:string-value="w -= a[i][j] * y[j];&#10;" calcext:value-type="string">
            <text:p>w -= a[i][j] * y[j];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97::8</text:p>
          </table:table-cell>
          <table:table-cell office:value-type="string" calcext:value-type="string">
            <text:p>Line</text:p>
          </table:table-cell>
          <table:table-cell office:value-type="float" office:value="86" calcext:value-type="float">
            <text:p>86</text:p>
          </table:table-cell>
          <table:table-cell office:value-type="string" office:string-value="w -= a[i][j] * y[j];&#10;" calcext:value-type="string">
            <text:p>w -= a[i][j] * y[j];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97::9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office:string-value="for (j = 0; j &lt; i; j++){&#10;" calcext:value-type="string">
            <text:p>for (j = 0; j &lt; i; j++){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08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08</text:p>
          </table:table-cell>
          <table:table-cell office:value-type="string" calcext:value-type="string">
            <text:p>Line</text:p>
          </table:table-cell>
          <table:table-cell office:value-type="float" office:value="88" calcext:value-type="float">
            <text:p>88</text:p>
          </table:table-cell>
          <table:table-cell office:value-type="string" office:string-value="y[i] = w;&#10;" calcext:value-type="string">
            <text:p>y[i] = w;</text:p>
            <text:p/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111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11</text:p>
          </table:table-cell>
          <table:table-cell office:value-type="string" calcext:value-type="string">
            <text:p>Line</text:p>
          </table:table-cell>
          <table:table-cell office:value-type="float" office:value="83" calcext:value-type="float">
            <text:p>83</text:p>
          </table:table-cell>
          <table:table-cell office:value-type="string" office:string-value="for (i = 1; i &lt;= n; i++) {&#10;" calcext:value-type="string">
            <text:p>for (i = 1; i &lt;= n; i++) {</text:p>
            <text:p/>
          </table:table-cell>
          <table:table-cell table:number-columns-repeated="2"/>
          <table:table-cell office:value-type="string" calcext:value-type="string">
            <text:p>2 iteração do BB8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111::2</text:p>
          </table:table-cell>
          <table:table-cell office:value-type="string" calcext:value-type="string">
            <text:p>Line</text:p>
          </table:table-cell>
          <table:table-cell office:value-type="float" office:value="83" calcext:value-type="float">
            <text:p>83</text:p>
          </table:table-cell>
          <table:table-cell office:value-type="string" office:string-value="for (i = 1; i &lt;= n; i++) {&#10;" calcext:value-type="string">
            <text:p>for (i = 1; i &lt;= n; i++) {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111::2:::1</text:p>
          </table:table-cell>
          <table:table-cell office:value-type="string" calcext:value-type="string">
            <text:p>Line</text:p>
          </table:table-cell>
          <table:table-cell office:value-type="float" office:value="83" calcext:value-type="float">
            <text:p>83</text:p>
          </table:table-cell>
          <table:table-cell office:value-type="string" office:string-value="for (i = 1; i &lt;= n; i++) {&#10;" calcext:value-type="string">
            <text:p>for (i = 1; i &lt;= n; i++) {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13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13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office:string-value="x[n] = y[n] / a[n][n];&#10;" calcext:value-type="string">
            <text:p>x[n] = y[n] / a[n][n];</text:p>
            <text:p/>
          </table:table-cell>
          <table:table-cell table:number-columns-repeated="2"/>
          <table:table-cell office:value-type="string" calcext:value-type="string">
            <text:p>Só a conta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113::10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office:string-value="x[n] = y[n] / a[n][n];&#10;" calcext:value-type="string">
            <text:p>x[n] = y[n] / a[n][n];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113::11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office:string-value="for (i = n - 1; i &gt;= 0; i--) {&#10;" calcext:value-type="string">
            <text:p>for (i = n - 1; i &gt;= 0; i--) {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113::6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office:string-value="x[n] = y[n] / a[n][n];&#10;" calcext:value-type="string">
            <text:p>x[n] = y[n] / a[n][n];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24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24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office:string-value="for (i = n - 1; i &gt;= 0; i--) {&#10;" calcext:value-type="string">
            <text:p>for (i = n - 1; i &gt;= 0; i--) {</text:p>
            <text:p/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124::3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office:string-value="for (i = n - 1; i &gt;= 0; i--) {&#10;" calcext:value-type="string">
            <text:p>for (i = n - 1; i &gt;= 0; i--) {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26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26</text:p>
          </table:table-cell>
          <table:table-cell office:value-type="string" calcext:value-type="string">
            <text:p>Line</text:p>
          </table:table-cell>
          <table:table-cell office:value-type="float" office:value="92" calcext:value-type="float">
            <text:p>92</text:p>
          </table:table-cell>
          <table:table-cell office:value-type="string" office:string-value="w = y[i];&#10;" calcext:value-type="string">
            <text:p>w = y[i];</text:p>
            <text:p/>
          </table:table-cell>
          <table:table-cell table:number-columns-repeated="2"/>
          <table:table-cell office:value-type="string" calcext:value-type="string">
            <text:p>Só a conta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126::5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office:string-value="for (j = i + 1; j &lt;= n; j++){&#10;" calcext:value-type="string">
            <text:p>for (j = i + 1; j &lt;= n; j++){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126::5:::1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office:string-value="for (j = i + 1; j &lt;= n; j++){&#10;" calcext:value-type="string">
            <text:p>for (j = i + 1; j &lt;= n; j++){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30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30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office:string-value="for (j = i + 1; j &lt;= n; j++){&#10;" calcext:value-type="string">
            <text:p>for (j = i + 1; j &lt;= n; j++){</text:p>
            <text:p/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132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32</text:p>
          </table:table-cell>
          <table:table-cell office:value-type="string" calcext:value-type="string">
            <text:p>Line</text:p>
          </table:table-cell>
          <table:table-cell office:value-type="float" office:value="95" calcext:value-type="float">
            <text:p>95</text:p>
          </table:table-cell>
          <table:table-cell office:value-type="string" office:string-value="}&#10;" calcext:value-type="string">
            <text:p>}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133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33</text:p>
          </table:table-cell>
          <table:table-cell office:value-type="string" calcext:value-type="string">
            <text:p>Line</text:p>
          </table:table-cell>
          <table:table-cell office:value-type="float" office:value="94" calcext:value-type="float">
            <text:p>94</text:p>
          </table:table-cell>
          <table:table-cell office:value-type="string" office:string-value="w -= a[i][j] * x[j];&#10;" calcext:value-type="string">
            <text:p>w -= a[i][j] * x[j];</text:p>
            <text:p/>
          </table:table-cell>
          <table:table-cell table:number-columns-repeated="2"/>
          <table:table-cell office:value-type="string" calcext:value-type="string">
            <text:p>2 iteração do BB130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133::11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office:string-value="for (j = i + 1; j &lt;= n; j++){&#10;" calcext:value-type="string">
            <text:p>for (j = i + 1; j &lt;= n; j++){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133::11:::1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office:string-value="for (j = i + 1; j &lt;= n; j++){&#10;" calcext:value-type="string">
            <text:p>for (j = i + 1; j &lt;= n; j++){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133::11:::2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office:string-value="for (j = i + 1; j &lt;= n; j++){&#10;" calcext:value-type="string">
            <text:p>for (j = i + 1; j &lt;= n; j++){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133::6</text:p>
          </table:table-cell>
          <table:table-cell office:value-type="string" calcext:value-type="string">
            <text:p>Line</text:p>
          </table:table-cell>
          <table:table-cell office:value-type="float" office:value="94" calcext:value-type="float">
            <text:p>94</text:p>
          </table:table-cell>
          <table:table-cell office:value-type="string" office:string-value="w -= a[i][j] * x[j];&#10;" calcext:value-type="string">
            <text:p>w -= a[i][j] * x[j];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133::8</text:p>
          </table:table-cell>
          <table:table-cell office:value-type="string" calcext:value-type="string">
            <text:p>Line</text:p>
          </table:table-cell>
          <table:table-cell office:value-type="float" office:value="94" calcext:value-type="float">
            <text:p>94</text:p>
          </table:table-cell>
          <table:table-cell office:value-type="string" office:string-value="w -= a[i][j] * x[j];&#10;" calcext:value-type="string">
            <text:p>w -= a[i][j] * x[j];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133::9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office:string-value="for (j = i + 1; j &lt;= n; j++){&#10;" calcext:value-type="string">
            <text:p>for (j = i + 1; j &lt;= n; j++){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44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44</text:p>
          </table:table-cell>
          <table:table-cell office:value-type="string" calcext:value-type="string">
            <text:p>Line</text:p>
          </table:table-cell>
          <table:table-cell office:value-type="float" office:value="96" calcext:value-type="float">
            <text:p>96</text:p>
          </table:table-cell>
          <table:table-cell office:value-type="string" office:string-value="x[i] = w / a[i][i];&#10;" calcext:value-type="string">
            <text:p>x[i] = w / a[i][i];</text:p>
            <text:p/>
          </table:table-cell>
          <table:table-cell table:number-columns-repeated="4"/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144::7</text:p>
          </table:table-cell>
          <table:table-cell office:value-type="string" calcext:value-type="string">
            <text:p>Line</text:p>
          </table:table-cell>
          <table:table-cell office:value-type="float" office:value="96" calcext:value-type="float">
            <text:p>96</text:p>
          </table:table-cell>
          <table:table-cell office:value-type="string" office:string-value="x[i] = w / a[i][i];&#10;" calcext:value-type="string">
            <text:p>x[i] = w / a[i][i];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52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52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office:string-value="for (i = n - 1; i &gt;= 0; i--) {&#10;" calcext:value-type="string">
            <text:p>for (i = n - 1; i &gt;= 0; i--) {</text:p>
            <text:p/>
          </table:table-cell>
          <table:table-cell table:number-columns-repeated="2"/>
          <table:table-cell office:value-type="string" calcext:value-type="string">
            <text:p>2 iteração do BB1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152::0:::1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office:string-value="for (i = n - 1; i &gt;= 0; i--) {&#10;" calcext:value-type="string">
            <text:p>for (i = n - 1; i &gt;= 0; i--) {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53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53</text:p>
          </table:table-cell>
          <table:table-cell office:value-type="string" calcext:value-type="string">
            <text:p>Line</text:p>
          </table:table-cell>
          <table:table-cell office:value-type="float" office:value="98" calcext:value-type="float">
            <text:p>98</text:p>
          </table:table-cell>
          <table:table-cell office:value-type="string" office:string-value="return (0);&#10;" calcext:value-type="string">
            <text:p>return (0);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154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54</text:p>
          </table:table-cell>
          <table:table-cell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}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main bb0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office:string-value="for (i = 0; i &lt;= n; i++) {&#10;" calcext:value-type="string">
            <text:p>for (i = 0; i &lt;= n; i++) {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main bb1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office:string-value="for (i = 0; i &lt;= n; i++) {&#10;" calcext:value-type="string">
            <text:p>for (i = 0; i &lt;= n; i++) {</text:p>
            <text:p/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main bb2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office:string-value="for (j = 0; j &lt;= n; j++) {&#10;" calcext:value-type="string">
            <text:p>for (j = 0; j &lt;= n; j++) {</text:p>
            <text:p/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b2::2:::1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office:string-value="for (j = 0; j &lt;= n; j++) {&#10;" calcext:value-type="string">
            <text:p>for (j = 0; j &lt;= n; j++) {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3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office:string-value="for (j = 0; j &lt;= n; j++) {&#10;" calcext:value-type="string">
            <text:p>for (j = 0; j &lt;= n; j++) {</text:p>
            <text:p/>
          </table:table-cell>
          <table:table-cell/>
          <table:table-cell table:style-name="ce1"/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main bb5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5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office:string-value="a[i][j] = (i + 1) + (j + 1);&#10;" calcext:value-type="string">
            <text:p>a[i][j] = (i + 1) + (j + 1);</text:p>
            <text:p/>
          </table:table-cell>
          <table:table-cell/>
          <table:table-cell table:style-name="ce1"/>
          <table:table-cell/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b5::8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office:string-value="if (i == j){&#10;" calcext:value-type="string">
            <text:p>if (i == j){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13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3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office:string-value="a[i][j] *= 10.0;&#10;" calcext:value-type="string">
            <text:p>a[i][j] *= 10.0;</text:p>
            <text:p/>
          </table:table-cell>
          <table:table-cell/>
          <table:table-cell table:style-name="ce1"/>
          <table:table-cell/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b13::3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office:string-value="a[i][j] *= 10.0;&#10;" calcext:value-type="string">
            <text:p>a[i][j] *= 10.0;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bb13::5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office:string-value="a[i][j] *= 10.0;&#10;" calcext:value-type="string">
            <text:p>a[i][j] *= 10.0;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19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9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office:string-value="}&#10;" calcext:value-type="string">
            <text:p>}</text:p>
            <text:p/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main bb20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20</text:p>
          </table:table-cell>
          <table:table-cell office:value-type="string" calcext:value-type="string">
            <text:p>Line</text:p>
          </table:table-cell>
          <table:table-cell office:value-type="float" office:value="37" calcext:value-type="float">
            <text:p>37</text:p>
          </table:table-cell>
          <table:table-cell office:value-type="string" office:string-value="w += a[i][j];&#10;" calcext:value-type="string">
            <text:p>w += a[i][j];</text:p>
            <text:p/>
          </table:table-cell>
          <table:table-cell/>
          <table:table-cell table:style-name="ce1"/>
          <table:table-cell/>
          <table:table-cell office:value-type="string" calcext:value-type="string">
            <text:p>2 iteração do BB3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3">
          <table:table-cell office:value-type="string" calcext:value-type="string">
            <text:p>bb20::4</text:p>
          </table:table-cell>
          <table:table-cell office:value-type="string" calcext:value-type="string">
            <text:p>Line</text:p>
          </table:table-cell>
          <table:table-cell office:value-type="float" office:value="37" calcext:value-type="float">
            <text:p>37</text:p>
          </table:table-cell>
          <table:table-cell office:value-type="string" office:string-value="w += a[i][j];&#10;" calcext:value-type="string">
            <text:p>w += a[i][j];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bb20::5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office:string-value="for (j = 0; j &lt;= n; j++) {&#10;" calcext:value-type="string">
            <text:p>for (j = 0; j &lt;= n; j++) {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bb20::7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office:string-value="for (j = 0; j &lt;= n; j++) {&#10;" calcext:value-type="string">
            <text:p>for (j = 0; j &lt;= n; j++) {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bb20::7:::1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office:string-value="for (j = 0; j &lt;= n; j++) {&#10;" calcext:value-type="string">
            <text:p>for (j = 0; j &lt;= n; j++) {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 office:value-type="string" calcext:value-type="string">
            <text:p>bb20::7:::2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office:string-value="for (j = 0; j &lt;= n; j++) {&#10;" calcext:value-type="string">
            <text:p>for (j = 0; j &lt;= n; j++) {</text:p>
            <text:p/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27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27</text:p>
          </table:table-cell>
          <table:table-cell office:value-type="string" calcext:value-type="string">
            <text:p>Line</text:p>
          </table:table-cell>
          <table:table-cell office:value-type="float" office:value="39" calcext:value-type="float">
            <text:p>39</text:p>
          </table:table-cell>
          <table:table-cell office:value-type="string" office:string-value="b[i] = w;&#10;" calcext:value-type="string">
            <text:p>b[i] = w;</text:p>
            <text:p/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main bb30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30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office:string-value="for (i = 0; i &lt;= n; i++) {&#10;" calcext:value-type="string">
            <text:p>for (i = 0; i &lt;= n; i++) {</text:p>
            <text:p/>
          </table:table-cell>
          <table:table-cell table:number-columns-repeated="2"/>
          <table:table-cell office:value-type="string" calcext:value-type="string">
            <text:p>2 iteração do BB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30::2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office:string-value="for (i = 0; i &lt;= n; i++) {&#10;" calcext:value-type="string">
            <text:p>for (i = 0; i &lt;= n; i++) {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30::2:::1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office:string-value="for (i = 0; i &lt;= n; i++) {&#10;" calcext:value-type="string">
            <text:p>for (i = 0; i &lt;= n; i++) {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main bb32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32</text:p>
          </table:table-cell>
          <table:table-cell office:value-type="string" calcext:value-type="string">
            <text:p>Line</text:p>
          </table:table-cell>
          <table:table-cell office:value-type="float" office:value="42" calcext:value-type="float">
            <text:p>42</text:p>
          </table:table-cell>
          <table:table-cell office:value-type="string" office:string-value="chkerr = ludcmp( /* nmax, */ n, eps);&#10;" calcext:value-type="string">
            <text:p>chkerr = ludcmp( /* nmax, */ n, eps);</text:p>
            <text:p/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b32::2</text:p>
          </table:table-cell>
          <table:table-cell office:value-type="string" calcext:value-type="string">
            <text:p>Line</text:p>
          </table:table-cell>
          <table:table-cell office:value-type="float" office:value="44" calcext:value-type="float">
            <text:p>44</text:p>
          </table:table-cell>
          <table:table-cell office:value-type="string" office:string-value="return 0;&#10;" calcext:value-type="string">
            <text:p>return 0;</text:p>
            <text:p/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2T17:20:51.647000000</dc:date>
    <meta:editing-duration>PT18M32S</meta:editing-duration>
    <meta:editing-cycles>2</meta:editing-cycles>
    <meta:generator>LibreOffice/7.3.1.3$Windows_X86_64 LibreOffice_project/a69ca51ded25f3eefd52d7bf9a5fad8c90b87951</meta:generator>
    <meta:document-statistic meta:table-count="1" meta:cell-count="654" meta:object-count="0"/>
  </office:meta>
</office:document-meta>
</file>